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0.41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274cm" fo:min-width="3.59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274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147cm" fo:min-width="0.77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385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147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2.135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738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992cm"/>
    </style:style>
    <style:style style:name="P1" style:family="paragraph">
      <style:paragraph-properties fo:text-align="center"/>
      <style:text-properties style:font-name="Noto Kufi Arabic" fo:font-size="16pt" fo:font-weight="bold" style:font-size-asian="16pt" style:font-weight-asian="bold" style:font-name-complex="Noto Kufi Arabic" style:font-size-complex="16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font-name="Noto Kufi Arabic" fo:font-size="16pt" fo:font-weight="bold" style:font-size-asian="16pt" style:font-weight-asian="bold" style:font-name-complex="Noto Kufi Arabic" style:font-size-complex="1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Noto Kufi Arabic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Noto Kufi Arabic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end"/>
      <style:text-properties style:font-name="Noto Kufi Arabic"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style:font-name="Noto Kufi Arabic" fo:font-size="15pt" fo:font-weight="bold" style:font-size-asian="15pt" style:font-weight-asian="bold" style:font-name-complex="Noto Kufi Arabic" style:font-size-complex="15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Noto Kufi Arabic" fo:font-size="15pt" fo:font-weight="bold" style:font-size-asian="15pt" style:font-weight-asian="bold" style:font-name-complex="Noto Kufi Arabic" style:font-size-complex="15pt" style:font-weight-complex="bold"/>
    </style:style>
    <style:style style:name="P9" style:family="paragraph">
      <style:paragraph-properties fo:text-align="end"/>
      <style:text-properties style:font-name="Noto Kufi Arabic" fo:font-size="16pt" fo:font-weight="bold" style:font-size-asian="16pt" style:font-weight-asian="bold" style:font-name-complex="Noto Kufi Arabic" style:font-size-complex="16pt" style:font-weight-complex="bold"/>
    </style:style>
    <style:style style:name="P10" style:family="paragraph">
      <loext:graphic-properties draw:fill="none" draw:fill-color="#ffffff"/>
      <style:paragraph-properties fo:text-align="end"/>
      <style:text-properties style:font-name="Noto Kufi Arabic" fo:font-size="16pt" fo:font-weight="bold" style:font-size-asian="16pt" style:font-weight-asian="bold" style:font-name-complex="Noto Kufi Arabic" style:font-size-complex="16pt" style:font-weight-complex="bold"/>
    </style:style>
    <style:style style:name="T1" style:family="text">
      <style:text-properties style:font-name="Noto Kufi Arabic" fo:font-size="16pt" fo:font-weight="bold" style:font-size-asian="16pt" style:font-weight-asian="bold" style:font-name-complex="Noto Kufi Arabic" style:font-size-complex="16pt" style:font-weight-complex="bold"/>
    </style:style>
    <style:style style:name="T2" style:family="text">
      <style:text-properties style:font-name="Noto Kufi Arabic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921cm" svg:height="1.318cm" svg:x="16.24cm" svg:y="1.154cm">
          <draw:text-box>
            <text:p text:style-name="P1"><text:span text:style-name="T1">تو</text:span><text:span text:style-name="T1">ضی</text:span><text:span text:style-name="T1">حا</text:span><text:span text:style-name="T1">ت</text:span></text:p>
          </draw:text-box>
        </draw:frame>
        <draw:frame draw:style-name="gr1" draw:text-style-name="P2" draw:layer="layout" svg:width="2.921cm" svg:height="1.318cm" svg:x="1.541cm" svg:y="1.154cm">
          <draw:text-box>
            <text:p text:style-name="P1"><text:span text:style-name="T1">عبارت</text:span></text:p>
          </draw:text-box>
        </draw:frame>
        <draw:frame draw:style-name="gr1" draw:text-style-name="P2" draw:layer="layout" svg:width="2.921cm" svg:height="1.318cm" svg:x="6.442cm" svg:y="1.154cm">
          <draw:text-box>
            <text:p text:style-name="P1"><text:span text:style-name="T1">پشته</text:span></text:p>
          </draw:text-box>
        </draw:frame>
        <draw:custom-shape draw:style-name="gr2" draw:text-style-name="P3" draw:layer="layout" svg:width="4.091cm" svg:height="1.524cm" svg:x="1.1cm" svg:y="2.77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318cm" svg:height="1.524cm" svg:x="1cm" svg:y="2.778cm">
          <draw:text-box>
            <text:p text:style-name="P4"><text:span text:style-name="T2">2 4 * 9 5 + </text:span><text:span text:style-name="T2">-</text:span></text:p>
          </draw:text-box>
        </draw:frame>
        <draw:custom-shape draw:style-name="gr2" draw:text-style-name="P3" draw:layer="layout" svg:width="4.091cm" svg:height="1.524cm" svg:x="1.1cm" svg:y="6.17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318cm" svg:height="1.524cm" svg:x="1cm" svg:y="6.178cm">
          <draw:text-box>
            <text:p text:style-name="P6"><text:span text:style-name="T2">4 * 9 5 + -</text:span></text:p>
          </draw:text-box>
        </draw:frame>
        <draw:custom-shape draw:style-name="gr2" draw:text-style-name="P3" draw:layer="layout" svg:width="4.091cm" svg:height="1.524cm" svg:x="1.1cm" svg:y="9.17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318cm" svg:height="1.524cm" svg:x="1cm" svg:y="9.178cm">
          <draw:text-box>
            <text:p text:style-name="P6"><text:span text:style-name="T2">* 9 5 + -</text:span></text:p>
          </draw:text-box>
        </draw:frame>
        <draw:custom-shape draw:style-name="gr2" draw:text-style-name="P3" draw:layer="layout" svg:width="4.091cm" svg:height="1.524cm" svg:x="1.1cm" svg:y="12.17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318cm" svg:height="1.524cm" svg:x="1cm" svg:y="12.178cm">
          <draw:text-box>
            <text:p text:style-name="P6"><text:span text:style-name="T2">9 5 + -</text:span></text:p>
          </draw:text-box>
        </draw:frame>
        <draw:custom-shape draw:style-name="gr2" draw:text-style-name="P3" draw:layer="layout" svg:width="4.091cm" svg:height="1.524cm" svg:x="1.1cm" svg:y="15.17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318cm" svg:height="1.524cm" svg:x="1cm" svg:y="15.178cm">
          <draw:text-box>
            <text:p text:style-name="P6"><text:span text:style-name="T2">5 + -</text:span></text:p>
          </draw:text-box>
        </draw:frame>
        <draw:custom-shape draw:style-name="gr2" draw:text-style-name="P3" draw:layer="layout" svg:width="4.091cm" svg:height="1.524cm" svg:x="1.1cm" svg:y="18.17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318cm" svg:height="1.524cm" svg:x="1cm" svg:y="18.178cm">
          <draw:text-box>
            <text:p text:style-name="P6"><text:span text:style-name="T2">+ -</text:span></text:p>
          </draw:text-box>
        </draw:frame>
        <draw:custom-shape draw:style-name="gr2" draw:text-style-name="P3" draw:layer="layout" svg:width="4.091cm" svg:height="1.524cm" svg:x="1.1cm" svg:y="21.17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318cm" svg:height="1.524cm" svg:x="1cm" svg:y="21.178cm">
          <draw:text-box>
            <text:p text:style-name="P6"><text:span text:style-name="T2">-</text:span></text:p>
          </draw:text-box>
        </draw:frame>
        <draw:custom-shape draw:style-name="gr2" draw:text-style-name="P3" draw:layer="layout" svg:width="4.091cm" svg:height="1.524cm" svg:x="1.1cm" svg:y="24.178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4.318cm" svg:height="1.524cm" svg:x="1cm" svg:y="24.178cm">
          <draw:text-box>
            <text:p text:style-name="P7"><text:span text:style-name="T1">پایان رشته</text:span></text:p>
          </draw:text-box>
        </draw:frame>
        <draw:custom-shape draw:style-name="gr4" draw:text-style-name="P3" draw:layer="layout" svg:width="1.27cm" svg:height="1.397cm" svg:x="6.699cm" svg:y="4.302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334cm" svg:y1="6.615cm" svg:x2="7.307cm" svg:y2="5.726cm">
          <text:p/>
        </draw:line>
        <draw:frame draw:style-name="gr6" draw:text-style-name="P5" draw:layer="layout" svg:width="1.651cm" svg:height="1.318cm" svg:x="7.561cm" svg:y="5.686cm">
          <draw:text-box>
            <text:p text:style-name="P4"><text:span text:style-name="T2">top</text:span></text:p>
          </draw:text-box>
        </draw:frame>
        <draw:frame draw:style-name="gr7" draw:text-style-name="P5" draw:layer="layout" svg:width="1.27cm" svg:height="1.397cm" svg:x="6.699cm" svg:y="4.302cm">
          <draw:text-box>
            <text:p text:style-name="P4"><text:span text:style-name="T2">2</text:span></text:p>
          </draw:text-box>
        </draw:frame>
        <draw:custom-shape draw:style-name="gr4" draw:text-style-name="P3" draw:layer="layout" svg:width="1.27cm" svg:height="1.397cm" svg:x="6.699cm" svg:y="7.7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397cm" svg:x="7.999cm" svg:y="7.70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27cm" svg:height="1.397cm" svg:x="6.699cm" svg:y="7.701cm">
          <draw:text-box>
            <text:p text:style-name="P4"><text:span text:style-name="T2">2</text:span></text:p>
          </draw:text-box>
        </draw:frame>
        <draw:custom-shape draw:style-name="gr4" draw:text-style-name="P3" draw:layer="layout" svg:width="1.27cm" svg:height="1.397cm" svg:x="6.699cm" svg:y="10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27cm" svg:height="1.397cm" svg:x="6.699cm" svg:y="10.8cm">
          <draw:text-box>
            <text:p text:style-name="P4"><text:span text:style-name="T2">8</text:span></text:p>
          </draw:text-box>
        </draw:frame>
        <draw:custom-shape draw:style-name="gr4" draw:text-style-name="P3" draw:layer="layout" svg:width="1.27cm" svg:height="1.397cm" svg:x="6.699cm" svg:y="13.6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397cm" svg:x="7.999cm" svg:y="13.69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27cm" svg:height="1.397cm" svg:x="6.699cm" svg:y="13.699cm">
          <draw:text-box>
            <text:p text:style-name="P4"><text:span text:style-name="T2">8</text:span></text:p>
          </draw:text-box>
        </draw:frame>
        <draw:custom-shape draw:style-name="gr4" draw:text-style-name="P3" draw:layer="layout" svg:width="1.27cm" svg:height="1.397cm" svg:x="6.699cm" svg:y="16.6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397cm" svg:x="7.999cm" svg:y="16.6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397cm" svg:x="9.299cm" svg:y="16.69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27cm" svg:height="1.397cm" svg:x="6.699cm" svg:y="16.698cm">
          <draw:text-box>
            <text:p text:style-name="P4"><text:span text:style-name="T2">8</text:span></text:p>
          </draw:text-box>
        </draw:frame>
        <draw:custom-shape draw:style-name="gr4" draw:text-style-name="P3" draw:layer="layout" svg:width="1.27cm" svg:height="1.397cm" svg:x="6.699cm" svg:y="19.6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397cm" svg:x="7.999cm" svg:y="19.697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27cm" svg:height="1.397cm" svg:x="6.699cm" svg:y="19.697cm">
          <draw:text-box>
            <text:p text:style-name="P4"><text:span text:style-name="T2">8</text:span></text:p>
          </draw:text-box>
        </draw:frame>
        <draw:custom-shape draw:style-name="gr4" draw:text-style-name="P3" draw:layer="layout" svg:width="1.27cm" svg:height="1.397cm" svg:x="6.699cm" svg:y="22.696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27cm" svg:height="1.397cm" svg:x="6.699cm" svg:y="22.696cm">
          <draw:text-box>
            <text:p text:style-name="P4"><text:span text:style-name="T2">-6</text:span></text:p>
          </draw:text-box>
        </draw:frame>
        <draw:custom-shape draw:style-name="gr4" draw:text-style-name="P3" draw:layer="layout" svg:width="1.27cm" svg:height="1.397cm" svg:x="6.699cm" svg:y="25.69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27cm" svg:height="1.397cm" svg:x="6.699cm" svg:y="25.695cm">
          <draw:text-box>
            <text:p text:style-name="P4"><text:span text:style-name="T2">-6</text:span></text:p>
          </draw:text-box>
        </draw:frame>
        <draw:frame draw:style-name="gr7" draw:text-style-name="P5" draw:layer="layout" svg:width="1.27cm" svg:height="1.397cm" svg:x="7.999cm" svg:y="7.702cm">
          <draw:text-box>
            <text:p text:style-name="P4"><text:span text:style-name="T2">4</text:span></text:p>
          </draw:text-box>
        </draw:frame>
        <draw:frame draw:style-name="gr7" draw:text-style-name="P5" draw:layer="layout" svg:width="1.27cm" svg:height="1.397cm" svg:x="7.999cm" svg:y="13.7cm">
          <draw:text-box>
            <text:p text:style-name="P4"><text:span text:style-name="T2">9</text:span></text:p>
          </draw:text-box>
        </draw:frame>
        <draw:frame draw:style-name="gr7" draw:text-style-name="P5" draw:layer="layout" svg:width="1.27cm" svg:height="1.397cm" svg:x="7.999cm" svg:y="16.699cm">
          <draw:text-box>
            <text:p text:style-name="P4"><text:span text:style-name="T2">9</text:span></text:p>
          </draw:text-box>
        </draw:frame>
        <draw:frame draw:style-name="gr7" draw:text-style-name="P5" draw:layer="layout" svg:width="1.27cm" svg:height="1.397cm" svg:x="9.299cm" svg:y="16.7cm">
          <draw:text-box>
            <text:p text:style-name="P4"><text:span text:style-name="T2">5</text:span></text:p>
          </draw:text-box>
        </draw:frame>
        <draw:frame draw:style-name="gr8" draw:text-style-name="P5" draw:layer="layout" svg:width="1.367cm" svg:height="2.385cm" svg:x="7.999cm" svg:y="19.204cm">
          <draw:text-box>
            <text:p text:style-name="P4"><text:span text:style-name="T2">14</text:span></text:p>
          </draw:text-box>
        </draw:frame>
        <draw:line draw:style-name="gr5" draw:text-style-name="P3" draw:layer="layout" svg:x1="8.655cm" svg:y1="10.015cm" svg:x2="8.628cm" svg:y2="9.126cm">
          <text:p/>
        </draw:line>
        <draw:frame draw:style-name="gr6" draw:text-style-name="P5" draw:layer="layout" svg:width="1.651cm" svg:height="1.318cm" svg:x="8.882cm" svg:y="9.086cm">
          <draw:text-box>
            <text:p text:style-name="P4"><text:span text:style-name="T2">top</text:span></text:p>
          </draw:text-box>
        </draw:frame>
        <draw:line draw:style-name="gr5" draw:text-style-name="P3" draw:layer="layout" svg:x1="7.255cm" svg:y1="13.115cm" svg:x2="7.228cm" svg:y2="12.226cm">
          <text:p/>
        </draw:line>
        <draw:frame draw:style-name="gr6" draw:text-style-name="P5" draw:layer="layout" svg:width="1.651cm" svg:height="1.318cm" svg:x="7.482cm" svg:y="12.186cm">
          <draw:text-box>
            <text:p text:style-name="P4"><text:span text:style-name="T2">top</text:span></text:p>
          </draw:text-box>
        </draw:frame>
        <draw:line draw:style-name="gr5" draw:text-style-name="P3" draw:layer="layout" svg:x1="8.576cm" svg:y1="16.015cm" svg:x2="8.549cm" svg:y2="15.126cm">
          <text:p/>
        </draw:line>
        <draw:frame draw:style-name="gr6" draw:text-style-name="P5" draw:layer="layout" svg:width="1.651cm" svg:height="1.318cm" svg:x="8.803cm" svg:y="15.086cm">
          <draw:text-box>
            <text:p text:style-name="P4"><text:span text:style-name="T2">top</text:span></text:p>
          </draw:text-box>
        </draw:frame>
        <draw:line draw:style-name="gr5" draw:text-style-name="P3" draw:layer="layout" svg:x1="9.897cm" svg:y1="19.015cm" svg:x2="9.87cm" svg:y2="18.126cm">
          <text:p/>
        </draw:line>
        <draw:frame draw:style-name="gr6" draw:text-style-name="P5" draw:layer="layout" svg:width="1.651cm" svg:height="1.318cm" svg:x="10.124cm" svg:y="17.786cm">
          <draw:text-box>
            <text:p text:style-name="P4"><text:span text:style-name="T2">top</text:span></text:p>
          </draw:text-box>
        </draw:frame>
        <draw:line draw:style-name="gr5" draw:text-style-name="P3" draw:layer="layout" svg:x1="8.497cm" svg:y1="22.015cm" svg:x2="8.47cm" svg:y2="21.126cm">
          <text:p/>
        </draw:line>
        <draw:frame draw:style-name="gr6" draw:text-style-name="P5" draw:layer="layout" svg:width="1.651cm" svg:height="1.318cm" svg:x="8.724cm" svg:y="21.086cm">
          <draw:text-box>
            <text:p text:style-name="P4"><text:span text:style-name="T2">top</text:span></text:p>
          </draw:text-box>
        </draw:frame>
        <draw:line draw:style-name="gr5" draw:text-style-name="P3" draw:layer="layout" svg:x1="7.376cm" svg:y1="25.015cm" svg:x2="7.349cm" svg:y2="24.126cm">
          <text:p/>
        </draw:line>
        <draw:frame draw:style-name="gr6" draw:text-style-name="P5" draw:layer="layout" svg:width="1.651cm" svg:height="1.318cm" svg:x="7.603cm" svg:y="24.086cm">
          <draw:text-box>
            <text:p text:style-name="P4"><text:span text:style-name="T2">top</text:span></text:p>
          </draw:text-box>
        </draw:frame>
        <draw:line draw:style-name="gr5" draw:text-style-name="P3" draw:layer="layout" svg:x1="7.297cm" svg:y1="28.015cm" svg:x2="7.27cm" svg:y2="27.126cm">
          <text:p/>
        </draw:line>
        <draw:frame draw:style-name="gr6" draw:text-style-name="P5" draw:layer="layout" svg:width="1.651cm" svg:height="1.318cm" svg:x="7.524cm" svg:y="27.086cm">
          <draw:text-box>
            <text:p text:style-name="P4"><text:span text:style-name="T2">top</text:span></text:p>
          </draw:text-box>
        </draw:frame>
        <draw:frame draw:style-name="gr9" draw:text-style-name="P10" draw:layer="layout" svg:width="7.836cm" svg:height="1.318cm" svg:x="11.287cm" svg:y="3.357cm">
          <draw:text-box>
            <text:p text:style-name="P9"><text:span text:style-name="T1">دو در پشته قرار می گیرد</text:span></text:p>
          </draw:text-box>
        </draw:frame>
        <draw:frame draw:style-name="gr10" draw:text-style-name="P10" draw:layer="layout" svg:width="8.344cm" svg:height="1.318cm" svg:x="10.779cm" svg:y="6.786cm">
          <draw:text-box>
            <text:p text:style-name="P9"><text:span text:style-name="T1">چهار در پشته قرار می گیرد</text:span></text:p>
          </draw:text-box>
        </draw:frame>
        <draw:frame draw:style-name="gr10" draw:text-style-name="P10" draw:layer="layout" svg:width="8.344cm" svg:height="3.452cm" svg:x="10.817cm" svg:y="9.948cm">
          <draw:text-box>
            <text:p text:style-name="P9"><text:span text:style-name="T1">دو و چهار از پشته حذف می شود. در هم ضرب شده و نتیجه در پشته قرار می گیرد</text:span></text:p>
          </draw:text-box>
        </draw:frame>
        <draw:frame draw:style-name="gr10" draw:text-style-name="P10" draw:layer="layout" svg:width="8.344cm" svg:height="1.318cm" svg:x="10.779cm" svg:y="13.586cm">
          <draw:text-box>
            <text:p text:style-name="P9"><text:span text:style-name="T1">نه در پشته قرار می گیرد</text:span></text:p>
          </draw:text-box>
        </draw:frame>
        <draw:frame draw:style-name="gr10" draw:text-style-name="P10" draw:layer="layout" svg:width="8.344cm" svg:height="1.318cm" svg:x="10.779cm" svg:y="16.386cm">
          <draw:text-box>
            <text:p text:style-name="P9"><text:span text:style-name="T1">پنج در پشته قرار می گیرد</text:span></text:p>
          </draw:text-box>
        </draw:frame>
        <draw:frame draw:style-name="gr10" draw:text-style-name="P10" draw:layer="layout" svg:width="8.344cm" svg:height="3.452cm" svg:x="10.817cm" svg:y="18.948cm">
          <draw:text-box>
            <text:p text:style-name="P9"><text:span text:style-name="T1">پنج و نه از پشته حذف می شود. با هم جمع شده و نتیجه در پشته قرار می گیرد</text:span></text:p>
          </draw:text-box>
        </draw:frame>
        <draw:frame draw:style-name="gr10" draw:text-style-name="P10" draw:layer="layout" svg:width="8.344cm" svg:height="4.519cm" svg:x="10.817cm" svg:y="22.515cm">
          <draw:text-box>
            <text:p text:style-name="P9"><text:span text:style-name="T1">چهارده و هشت از پشته حذف می شود. از هم کم شده و نتیجه در پشته قرار می گیرد</text:span></text:p>
          </draw:text-box>
        </draw:frame>
        <draw:frame draw:style-name="gr10" draw:text-style-name="P10" draw:layer="layout" svg:width="8.344cm" svg:height="1.318cm" svg:x="10.779cm" svg:y="27.086cm">
          <draw:text-box>
            <text:p text:style-name="P9"><text:span text:style-name="T1">مقدار عبارت در بالای پشته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2T21:59:00.805569521</meta:creation-date>
    <dc:date>2020-07-13T12:06:22.345676383</dc:date>
    <meta:editing-duration>PT47M13S</meta:editing-duration>
    <meta:editing-cycles>4</meta:editing-cycles>
    <meta:generator>LibreOffice/5.1.6.2$Linux_X86_64 LibreOffice_project/10m0$Build-2</meta:generator>
    <meta:document-statistic meta:object-count="69"/>
  </office:meta>
</office:document-meta>
</file>